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7403" officeooo:paragraph-rsid="000f7403"/>
    </style:style>
    <style:style style:name="P2" style:family="paragraph" style:parent-style-name="Standard">
      <style:text-properties officeooo:rsid="000f7403" officeooo:paragraph-rsid="000f7403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f7403" officeooo:paragraph-rsid="000f7403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12pt" style:text-underline-style="none" fo:font-weight="normal" officeooo:rsid="001080f0" officeooo:paragraph-rsid="001080f0" style:font-weight-asian="normal" style:font-weight-complex="normal"/>
    </style:style>
    <style:style style:name="P5" style:family="paragraph" style:parent-style-name="Standard">
      <style:text-properties fo:font-size="12pt" style:text-underline-style="none" fo:font-weight="normal" officeooo:rsid="0010a738" officeooo:paragraph-rsid="0010a738" style:font-weight-asian="normal" style:font-weight-complex="normal"/>
    </style:style>
    <style:style style:name="P6" style:family="paragraph" style:parent-style-name="Standard">
      <style:text-properties fo:font-size="12pt" style:text-underline-style="none" fo:font-weight="normal" officeooo:rsid="00154af2" officeooo:paragraph-rsid="00154af2" style:font-weight-asian="normal" style:font-weight-complex="normal"/>
    </style:style>
    <style:style style:name="P7" style:family="paragraph" style:parent-style-name="Standard">
      <style:text-properties fo:font-size="12pt" style:text-underline-style="none" fo:font-weight="bold" officeooo:rsid="0010a738" officeooo:paragraph-rsid="0010a738" style:font-weight-asian="bold" style:font-weight-complex="bold"/>
    </style:style>
    <style:style style:name="P8" style:family="paragraph" style:parent-style-name="Standard">
      <style:text-properties fo:font-size="12pt" fo:font-style="italic" style:text-underline-style="none" fo:font-weight="normal" officeooo:rsid="0010a738" officeooo:paragraph-rsid="0010a738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080f0" officeooo:paragraph-rsid="001080f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7403" officeooo:paragraph-rsid="000f7403" style:font-weight-asian="bold" style:font-weight-complex="bold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bold" officeooo:rsid="000f7403" officeooo:paragraph-rsid="000f7403" style:font-weight-asian="bold" style:font-weight-complex="bold"/>
    </style:style>
    <style:style style:name="P12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94bb" officeooo:paragraph-rsid="001194bb" style:font-weight-asian="bold" style:font-weight-complex="bold"/>
    </style:style>
    <style:style style:name="P13" style:family="paragraph" style:parent-style-name="Standard" style:list-style-name="L1">
      <style:text-properties fo:font-size="14pt" style:text-underline-style="none" fo:font-weight="bold" officeooo:rsid="001194bb" officeooo:paragraph-rsid="001194bb" style:font-weight-asian="bold" style:font-weight-complex="bold"/>
    </style:style>
    <style:style style:name="P14" style:family="paragraph" style:parent-style-name="Standard" style:list-style-name="L1">
      <style:text-properties fo:font-size="14pt" style:text-underline-style="none" fo:font-weight="bold" officeooo:rsid="0018a5a2" officeooo:paragraph-rsid="0018a5a2" style:font-weight-asian="bold" style:font-weight-complex="bold"/>
    </style:style>
    <style:style style:name="P15" style:family="paragraph" style:parent-style-name="Standard" style:list-style-name="L1">
      <style:text-properties fo:font-size="12pt" style:text-underline-style="none" fo:font-weight="bold" officeooo:rsid="001194bb" officeooo:paragraph-rsid="001194bb" style:font-weight-asian="bold" style:font-weight-complex="bold"/>
    </style:style>
    <style:style style:name="P16" style:family="paragraph" style:parent-style-name="Standard" style:list-style-name="L1">
      <style:text-properties fo:font-size="12pt" style:text-underline-style="none" fo:font-weight="normal" officeooo:rsid="0012f5ea" officeooo:paragraph-rsid="0012f5ea" style:font-weight-asian="normal" style:font-weight-complex="normal"/>
    </style:style>
    <style:style style:name="P17" style:family="paragraph" style:parent-style-name="Standard" style:list-style-name="L1">
      <style:text-properties fo:font-size="12pt" style:text-underline-style="none" fo:font-weight="normal" officeooo:rsid="001194bb" officeooo:paragraph-rsid="0012450d" style:font-weight-asian="normal" style:font-weight-complex="normal"/>
    </style:style>
    <style:style style:name="P18" style:family="paragraph" style:parent-style-name="Standard" style:list-style-name="L1">
      <style:text-properties fo:font-size="12pt" style:text-underline-style="none" fo:font-weight="normal" officeooo:rsid="0013c70a" officeooo:paragraph-rsid="0013c70a" style:font-weight-asian="normal" style:font-weight-complex="normal"/>
    </style:style>
    <style:style style:name="P19" style:family="paragraph" style:parent-style-name="Standard" style:list-style-name="L1">
      <style:text-properties fo:font-size="12pt" style:text-underline-style="none" fo:font-weight="normal" officeooo:rsid="0013c70a" officeooo:paragraph-rsid="00154af2" style:font-weight-asian="normal" style:font-weight-complex="normal"/>
    </style:style>
    <style:style style:name="P20" style:family="paragraph" style:parent-style-name="Standard" style:list-style-name="L1">
      <style:text-properties fo:font-size="12pt" style:text-underline-style="none" fo:font-weight="normal" officeooo:rsid="00154af2" officeooo:paragraph-rsid="00154af2" style:font-weight-asian="normal" style:font-weight-complex="normal"/>
    </style:style>
    <style:style style:name="P21" style:family="paragraph" style:parent-style-name="Standard" style:list-style-name="L1">
      <style:text-properties fo:font-size="12pt" style:text-underline-style="none" fo:font-weight="normal" officeooo:rsid="0018485a" officeooo:paragraph-rsid="0018485a" style:font-weight-asian="normal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officeooo:rsid="0018485a" officeooo:paragraph-rsid="0018a5a2" style:font-weight-asian="normal" style:font-weight-complex="normal"/>
    </style:style>
    <style:style style:name="P23" style:family="paragraph" style:parent-style-name="Standard" style:list-style-name="L1">
      <style:text-properties fo:font-size="12pt" style:text-underline-style="none" fo:font-weight="normal" officeooo:rsid="0018a5a2" officeooo:paragraph-rsid="0018a5a2" style:font-weight-asian="normal" style:font-weight-complex="normal"/>
    </style:style>
    <style:style style:name="P24" style:family="paragraph" style:parent-style-name="Standard" style:list-style-name="L1">
      <style:text-properties fo:font-size="12pt" style:text-underline-style="none" fo:font-weight="normal" officeooo:rsid="001a673a" officeooo:paragraph-rsid="001a673a" style:font-weight-asian="normal" style:font-weight-complex="normal"/>
    </style:style>
    <style:style style:name="P25" style:family="paragraph" style:parent-style-name="Standard" style:list-style-name="L1">
      <style:text-properties fo:font-size="12pt" style:text-underline-style="none" fo:font-weight="normal" officeooo:rsid="001a7882" officeooo:paragraph-rsid="001a7882" style:font-weight-asian="normal" style:font-weight-complex="normal"/>
    </style:style>
    <style:style style:name="P26" style:family="paragraph" style:parent-style-name="Standard" style:list-style-name="">
      <style:text-properties fo:font-size="12pt" style:text-underline-style="none" fo:font-weight="normal" officeooo:rsid="001a7882" officeooo:paragraph-rsid="001a7882" style:font-weight-asian="normal" style:font-weight-complex="normal"/>
    </style:style>
    <style:style style:name="P27" style:family="paragraph" style:parent-style-name="Standard" style:list-style-name="L1">
      <style:text-properties fo:font-size="12pt" style:text-underline-style="none" fo:font-weight="normal" officeooo:rsid="001b734c" officeooo:paragraph-rsid="001b734c" style:font-weight-asian="normal" style:font-weight-complex="normal"/>
    </style:style>
    <style:style style:name="P28" style:family="paragraph" style:parent-style-name="Standard" style:list-style-name="L1">
      <style:text-properties fo:font-size="12pt" style:text-underline-style="none" fo:font-weight="normal" officeooo:rsid="001cf0c1" officeooo:paragraph-rsid="001cf0c1" style:font-weight-asian="normal" style:font-weight-complex="normal"/>
    </style:style>
    <style:style style:name="P29" style:family="paragraph" style:parent-style-name="Standard" style:list-style-name="L1">
      <style:text-properties fo:font-size="12pt" style:text-underline-style="none" fo:font-weight="normal" officeooo:rsid="001ea6fc" officeooo:paragraph-rsid="001ea6fc" style:font-weight-asian="normal" style:font-weight-complex="normal"/>
    </style:style>
    <style:style style:name="P30" style:family="paragraph" style:parent-style-name="Standard" style:list-style-name="L1">
      <style:text-properties fo:font-size="12pt" style:text-underline-style="none" fo:font-weight="normal" officeooo:rsid="002090c1" officeooo:paragraph-rsid="002090c1" style:font-weight-asian="normal" style:font-weight-complex="normal"/>
    </style:style>
    <style:style style:name="P31" style:family="paragraph" style:parent-style-name="Standard" style:list-style-name="">
      <style:text-properties fo:font-size="12pt" style:text-underline-style="none" fo:font-weight="normal" officeooo:rsid="002090c1" officeooo:paragraph-rsid="002090c1" style:font-weight-asian="normal" style:font-weight-complex="normal"/>
    </style:style>
    <style:style style:name="P32" style:family="paragraph" style:parent-style-name="Standard" style:list-style-name="L1">
      <style:text-properties fo:font-size="12pt" fo:font-style="italic" style:text-underline-style="none" fo:font-weight="normal" officeooo:rsid="002090c1" officeooo:paragraph-rsid="002090c1" style:font-style-asian="italic" style:font-weight-asian="normal" style:font-style-complex="italic" style:font-weight-complex="normal"/>
    </style:style>
    <style:style style:name="P33" style:family="paragraph" style:parent-style-name="Standard" style:list-style-name="L1">
      <style:text-properties fo:font-size="10pt" style:text-underline-style="none" fo:font-weight="normal" officeooo:rsid="0018485a" officeooo:paragraph-rsid="0018485a" style:font-weight-asian="normal" style:font-weight-complex="normal"/>
    </style:style>
    <style:style style:name="P34" style:family="paragraph" style:parent-style-name="Standard" style:list-style-name="L1">
      <style:paragraph-properties fo:break-before="page"/>
      <style:text-properties fo:font-size="12pt" style:text-underline-style="none" fo:font-weight="normal" officeooo:rsid="00154af2" officeooo:paragraph-rsid="00154af2" style:font-weight-asian="normal" style:font-weight-complex="normal"/>
    </style:style>
    <style:style style:name="P35" style:family="paragraph" style:parent-style-name="Standard" style:list-style-name="L1">
      <style:paragraph-properties fo:break-before="page"/>
      <style:text-properties fo:font-size="14pt" style:text-underline-style="none" fo:font-weight="bold" officeooo:rsid="001cf0c1" officeooo:paragraph-rsid="001cf0c1" style:font-weight-asian="bold" style:font-weight-complex="bold"/>
    </style:style>
    <style:style style:name="P36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090c1" officeooo:paragraph-rsid="002090c1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54af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af2" style:font-style-asian="italic" style:font-style-complex="italic"/>
    </style:style>
    <style:style style:name="T6" style:family="text">
      <style:text-properties officeooo:rsid="0016f4cd"/>
    </style:style>
    <style:style style:name="T7" style:family="text">
      <style:text-properties officeooo:rsid="0018485a"/>
    </style:style>
    <style:style style:name="T8" style:family="text">
      <style:text-properties officeooo:rsid="0018a5a2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ème III</text:p>
      <text:p text:style-name="P10">Grandes puissances et conflits dans le monde depuis 1945</text:p>
      <text:p text:style-name="P2"/>
      <text:p text:style-name="P11">Séquence 1 : Les chemins de la puissance</text:p>
      <text:p text:style-name="P9">Séance 1 : Les États-Unis et le monde depuis 1945</text:p>
      <text:p text:style-name="P4"/>
      <text:p text:style-name="P7">Problématique : </text:p>
      <text:p text:style-name="P8">Comment évolue la place des États-Unis dans le monde depuis 1945 ?</text:p>
      <text:p text:style-name="P5"/>
      <text:list xml:id="list8807928047995702765" text:style-name="L1">
        <text:list-item>
          <text:p text:style-name="P12">La puissance assumée au temps de la guerre froide (1945-19<text:span text:style-name="T8">91</text:span>)</text:p>
          <text:list>
            <text:list-item>
              <text:p text:style-name="P13">Les États-Unis à la tête du monde libre (1945-1960)</text:p>
              <text:list>
                <text:list-item>
                  <text:p text:style-name="P15">Les États-Unis assument leur puissance au lendemain de la seconde guerre mondiale </text:p>
                  <text:list>
                    <text:list-item>
                      <text:p text:style-name="P16">TP – Comment les États-Unis s’imposent-ils comme la puissance influente du nouvel ordre mondial ?</text:p>
                      <text:p text:style-name="P17"/>
                    </text:list-item>
                  </text:list>
                </text:list-item>
                <text:list-item>
                  <text:p text:style-name="P16">L’engagement total contre le communisme </text:p>
                  <text:list>
                    <text:list-item>
                      <text:p text:style-name="P16">Si on laisse des pays dans la misère, le communisme va se mettre en place </text:p>
                      <text:p text:style-name="P16">→ Les États-Unis vont donc aider ceux-ci pour l’en empêcher </text:p>
                    </text:list-item>
                    <text:list-item>
                      <text:p text:style-name="P16">Doctrine Truman : </text:p>
                      <text:list>
                        <text:list-item>
                          <text:p text:style-name="P16">2 modes de vie </text:p>
                          <text:list>
                            <text:list-header>
                              <text:p text:style-name="P16">Libéralisme américain </text:p>
                              <text:p text:style-name="P16">Communisme de l’URSS </text:p>
                            </text:list-header>
                          </text:list>
                        </text:list-item>
                        <text:list-item>
                          <text:p text:style-name="P16">Communisme → Misère → Dictature </text:p>
                        </text:list-item>
                        <text:list-item>
                          <text:p text:style-name="P18">USA : Être à la tête du monde libre, contre l’URSS </text:p>
                          <text:p text:style-name="P18">→ Guerre froide </text:p>
                        </text:list-item>
                      </text:list>
                    </text:list-item>
                    <text:list-item>
                      <text:p text:style-name="P19">Les <text:span text:style-name="T3">États-Unis</text:span> ne veulent pas que l’URSS avance </text:p>
                      <text:list>
                        <text:list-header>
                          <text:p text:style-name="P19">→ Endiguement <text:span text:style-name="T3">(ou </text:span><text:span text:style-name="T5">Containment</text:span><text:span text:style-name="T3">)</text:span></text:p>
                          <text:list>
                            <text:list-header>
                              <text:p text:style-name="P20">Politique officielle des <text:span text:style-name="T6">États-Unis</text:span> à partir de 1947 pour faire barrage à l’essor du communisme</text:p>
                            </text:list-header>
                          </text:list>
                        </text:list-header>
                      </text:list>
                    </text:list-item>
                    <text:list-item>
                      <text:p text:style-name="P20">1949 : Pacte atlantique </text:p>
                      <text:list>
                        <text:list-item>
                          <text:p text:style-name="P20">Objectif : Remplacer les alliances d’avant la 2<text:span text:style-name="T1">e</text:span> Guerre Mondiale </text:p>
                        </text:list-item>
                        <text:list-item>
                          <text:p text:style-name="P20">Les pays signataires sont forcément des démocraties </text:p>
                        </text:list-item>
                      </text:list>
                      <text:p text:style-name="P20">1950 : Naissance de l’OTAN → Bases militaires terrestres et maritimes 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0011143500876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4">« La chasse aux sorcières » ou Maccarthysme </text:p>
                      <text:list>
                        <text:list-item>
                          <text:p text:style-name="P20"><text:span text:style-name="T7">Aux</text:span> États-Unis, <text:span text:style-name="T7">on recherche et exécute des sympathisants au communisme </text:span></text:p>
                        </text:list-item>
                      </text:list>
                      <text:p text:style-name="P21"><text:span text:style-name="T8">I</text:span>ntervention en Asie </text:p>
                      <text:list text:continue-numbering="true">
                        <text:list-item>
                          <text:p text:style-name="P21">Corée : Nord → Orient, Sud → Occident </text:p>
                          <text:list>
                            <text:list-header>
                              <text:p text:style-name="P33">Les Nord-Coréens envahissent la Sud-Corée</text:p>
                            </text:list-header>
                          </text:list>
                        </text:list-item>
                        <text:list-item>
                          <text:p text:style-name="P22">Indochine, Vietnam, 1954 1973 1975</text:p>
                        </text:list-item>
                      </text:list>
                    </text:list-item>
                    <text:list-item>
                      <text:p text:style-name="P22">La « théorie des dominos » : Si l’un tombe, ça se propage <text:s/></text:p>
                      <text:list>
                        <text:list-item>
                          <text:p text:style-name="P22">Il est impératif pour les USA d’intervenir en Asie </text:p>
                        </text:list-item>
                      </text:list>
                    </text:list-item>
                    <text:list-item>
                      <text:p text:style-name="P23">Deux autres crises où les USA vont intervenir :</text:p>
                      <text:list>
                        <text:list-item>
                          <text:p text:style-name="P23">Crise de Cuba </text:p>
                          <text:list>
                            <text:list-header>
                              <text:p text:style-name="P23">Cuba = communiste </text:p>
                              <text:p text:style-name="P23">Russes emmènent missiles à Cuba, dirigés contre les USA </text:p>
                              <text:p text:style-name="P23">USA envoient des sous-marins dans la baie des cochons </text:p>
                              <text:p text:style-name="P23">On n’était pas loin d’une 3<text:span text:style-name="T1">e</text:span> Guerre Mondiale, 1962 </text:p>
                            </text:list-header>
                          </text:list>
                        </text:list-item>
                        <text:list-item>
                          <text:p text:style-name="P23">Crise de Berlin (1961-1962)</text:p>
                        </text:list-item>
                      </text:list>
                    </text:list-item>
                  </text:list>
                  <text:p text:style-name="P23">Principal objectif : empêcher les communistes de progresser dans la conquête des territoires </text:p>
                  <text:p text:style-name="P23"/>
                </text:list-item>
              </text:list>
            </text:list-item>
            <text:list-item>
              <text:p text:style-name="P14">Le temps des incertitudes (1960-1980)</text:p>
              <text:list>
                <text:list-item>
                  <text:p text:style-name="P23">Une suprématie disputée </text:p>
                  <text:list>
                    <text:list-item>
                      <text:p text:style-name="P24">Sorte de course de l’espace </text:p>
                    </text:list-item>
                    <text:list-item>
                      <text:p text:style-name="P24">Guerre au Vietnam </text:p>
                      <text:list>
                        <text:list-item>
                          <text:p text:style-name="P24">Jugé inutile par les USA </text:p>
                        </text:list-item>
                        <text:list-item>
                          <text:p text:style-name="P24">Mouvement Hippie contre la guerre du Vietnam </text:p>
                        </text:list-item>
                        <text:list-item>
                          <text:p text:style-name="P25">Charles de Gaulle désapprouve </text:p>
                          <text:list>
                            <text:list-header>
                              <text:p text:style-name="P27">La France sort de l’OTAN (1966) </text:p>
                            </text:list-header>
                          </text:list>
                          <text:p text:style-name="P25">→ Les États-Unis perdent leurs alliés </text:p>
                        </text:list-item>
                      </text:list>
                    </text:list-item>
                    <text:list-item>
                      <text:p text:style-name="P25">Crise des otages en Iran (1979) </text:p>
                      <text:list>
                        <text:list-item>
                          <text:p text:style-name="P27">Des occupants américains vont sur place, mais se font kidnapper, et quand ils sortent, ils sont ridiculisés </text:p>
                        </text:list-item>
                      </text:list>
                    </text:list-item>
                    <text:list-item>
                      <text:p text:style-name="P25">En Amérique latine : Le soutien aux dictatures </text:p>
                      <text:list>
                        <text:list-item>
                          <text:p text:style-name="P25">Pinochet vs Allende</text:p>
                          <text:list>
                            <text:list-header>
                              <text:p text:style-name="P25">= Extrême droite vs Socialiste </text:p>
                            </text:list-header>
                          </text:list>
                        </text:list-item>
                        <text:list-item>
                          <text:p text:style-name="P25">Les USA vont soutenir des coups d’États pour éviter l’avancée du communisme </text:p>
                        </text:list-item>
                      </text:list>
                    </text:list-item>
                    <text:list-item>
                      <text:p text:style-name="P28">Aux États-Unis</text:p>
                      <text:list>
                        <text:list-item>
                          <text:p text:style-name="P27">L’Amérique est confronté à la fin de l’accord Breton Woods </text:p>
                          <text:list>
                            <text:list-header>
                              <text:p text:style-name="P28">Problème économique </text:p>
                            </text:list-header>
                          </text:list>
                        </text:list-item>
                        <text:list-item>
                          <text:p text:style-name="P28">Le scandale du Watergate (1972) </text:p>
                          <text:list>
                            <text:list-header>
                              <text:p text:style-name="P28">Siège du parti démocrate </text:p>
                              <text:p text:style-name="P28">Nickson est accusé d’avoir mis des écoutes dans ce bâtiment </text:p>
                            </text:list-header>
                          </text:list>
                          <text:p text:style-name="P28">Il est obligé de démissionner, et sera remplacé par Carter </text:p>
                          <text:list text:continue-numbering="true">
                            <text:list-header>
                              <text:p text:style-name="P28">Politique « de bon sentiment » </text:p>
                              <text:p text:style-name="P28">= il laisse le champ libre à l’expansion du communisme 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28"/>
                </text:list-item>
              </text:list>
            </text:list-item>
          </text:list>
        </text:list-item>
      </text:list>
      <text:p text:style-name="P26"/>
      <text:list xml:id="list100112028235072" text:continue-numbering="true" text:style-name="L1">
        <text:list-item>
          <text:list>
            <text:list-item>
              <text:p text:style-name="P35"><text:span text:style-name="T4">America is back</text:span> : Les États-Unis, vainqueurs de la guerre froide (1980-1991)</text:p>
              <text:list>
                <text:list-item>
                  <text:p text:style-name="P29">Document : <text:span text:style-name="T4">Reagan face aux Soviétiques</text:span> </text:p>
                  <text:list>
                    <text:list-item>
                      <text:p text:style-name="P29">Ronald Reagan justifie les dépenses qu’il va devoir effectuer contre le communisme </text:p>
                    </text:list-item>
                    <text:list-item>
                      <text:p text:style-name="P29">Il critique le président Carter car il doit augmenter ses dépenses dans l’armée </text:p>
                    </text:list-item>
                    <text:list-item>
                      <text:p text:style-name="P29">Pour R. Reagan : URSS = L’Empire du mal</text:p>
                    </text:list-item>
                    <text:list-item>
                      <text:p text:style-name="P29">Dépenses miliraires : +5% </text:p>
                    </text:list-item>
                    <text:list-item>
                      <text:p text:style-name="P29">Projet IDS : </text:p>
                      <text:list>
                        <text:list-item>
                          <text:p text:style-name="P29">Faire un bouclier avec des lasers </text:p>
                          <text:list>
                            <text:list-header>
                              <text:p text:style-name="P29">Star Wars représente exactement la guerre froide </text:p>
                              <text:list>
                                <text:list-header>
                                  <text:p text:style-name="P29">L’Empire = l’URSS ; La Résistance = USA 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29">Politique de <text:span text:style-name="T4">Rollback</text:span> : Faire refluer, reculer le communisme </text:p>
                    </text:list-item>
                  </text:list>
                </text:list-item>
                <text:list-item>
                  <text:p text:style-name="P29">URSS, Gorbatchev au pouvoir </text:p>
                  <text:list>
                    <text:list-item>
                      <text:p text:style-name="P29">Il est d’accord pour signer des accords de désarmement nucléaire avec l’Amérique </text:p>
                      <text:list>
                        <text:list-item>
                          <text:p text:style-name="P29">Traité de Washington, 1987 </text:p>
                        </text:list-item>
                        <text:list-item>
                          <text:p text:style-name="P29">Il n’est pas question de supprimer, mais de diminuer l’armement nucléaire </text:p>
                        </text:list-item>
                      </text:list>
                    </text:list-item>
                  </text:list>
                </text:list-item>
                <text:list-item>
                  <text:p text:style-name="P30">Chute du communisme en 1989 </text:p>
                  <text:p text:style-name="P30">Chute de l’URSS en 1991</text:p>
                  <text:list>
                    <text:list-item>
                      <text:list>
                        <text:list-item>
                          <text:p text:style-name="P30">Victoire de l’Amérique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00111159737705" text:continue-numbering="true" text:style-name="L1">
        <text:list-item>
          <text:p text:style-name="P36">Les fragilités de l’hyperpuissance depuis 1991</text:p>
          <text:p text:style-name="P32">La chute de l’URSS permet-elle aux États-Unis le monopole de la puissance mondiale ?</text:p>
          <text:list>
            <text:list-item>
              <text:p text:style-name="P3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7403" officeooo:paragraph-rsid="000f7403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istoire<text:tab/><text:tab/>T3 Sq1</text:p>
      </style:header>
      <style:footer>
        <text:p text:style-name="Footer"><text:tab/><text:span text:style-name="MT1"><text:page-number text:select-page="current">2</text:page-number></text:span>/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9:30:42.344000000</meta:creation-date>
    <dc:date>2019-04-19T10:01:10.462000000</dc:date>
    <meta:editing-duration>PT44M25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0" meta:page-count="4" meta:paragraph-count="93" meta:word-count="706" meta:character-count="3973" meta:non-whitespace-character-count="3354"/>
  </office:meta>
</office:document-meta>
</file>